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officeooo:paragraph-rsid="00071885"/>
    </style:style>
    <style:style style:name="P3" style:family="paragraph" style:parent-style-name="Standard">
      <style:text-properties officeooo:paragraph-rsid="00099781"/>
    </style:style>
    <style:style style:name="P4" style:family="paragraph" style:parent-style-name="Standard">
      <style:text-properties fo:font-variant="normal" fo:text-transform="none" fo:color="#252525" style:font-name="Roboto" fo:font-size="13.5pt" fo:letter-spacing="normal" fo:font-style="normal" fo:font-weight="bold" style:font-size-asian="14pt" style:font-weight-asian="bold" style:font-size-complex="14pt" style:font-weight-complex="bold" loext:padding="0cm" loext:border="none"/>
    </style:style>
    <style:style style:name="P5" style:family="paragraph" style:parent-style-name="Standard">
      <style:text-properties fo:font-variant="normal" fo:text-transform="none" fo:color="#252525" style:font-name="Roboto" fo:font-size="13.5pt" fo:letter-spacing="normal" fo:font-style="normal" fo:font-weight="bold" officeooo:paragraph-rsid="000d1f80" style:font-weight-asian="bold" style:font-weight-complex="bold" loext:padding="0cm" loext:border="none"/>
    </style:style>
    <style:style style:name="P6" style:family="paragraph" style:parent-style-name="Standard">
      <style:text-properties fo:font-variant="normal" fo:text-transform="none" fo:color="#252525" style:font-name="Roboto" fo:font-size="13.5pt" fo:letter-spacing="normal" fo:font-style="normal" fo:font-weight="bold" officeooo:paragraph-rsid="0014917e" style:font-weight-asian="bold" style:font-weight-complex="bold" loext:padding="0cm" loext:border="none"/>
    </style:style>
    <style:style style:name="P7" style:family="paragraph" style:parent-style-name="Standard">
      <style:text-properties fo:font-variant="normal" fo:text-transform="none" fo:color="#252525" style:font-name="Roboto" fo:font-size="13.5pt" fo:letter-spacing="normal" fo:font-style="normal" fo:font-weight="bold" officeooo:paragraph-rsid="00183414" style:font-weight-asian="bold" style:font-weight-complex="bold" loext:padding="0cm" loext:border="none"/>
    </style:style>
    <style:style style:name="P8" style:family="paragraph" style:parent-style-name="Standard">
      <style:text-properties fo:font-variant="normal" fo:text-transform="none" fo:color="#252525" style:font-name="Roboto" fo:font-size="13.5pt" fo:letter-spacing="normal" fo:font-style="normal" fo:font-weight="normal" loext:padding="0cm" loext:border="none"/>
    </style:style>
    <style:style style:name="P9" style:family="paragraph" style:parent-style-name="Standard">
      <style:text-properties fo:font-variant="normal" fo:text-transform="none" fo:color="#252525" style:font-name="Roboto" fo:font-size="13.5pt" fo:letter-spacing="normal" fo:font-style="normal" fo:font-weight="normal" officeooo:paragraph-rsid="00099781" loext:padding="0cm" loext:border="none"/>
    </style:style>
    <style:style style:name="P10" style:family="paragraph" style:parent-style-name="Standard">
      <style:text-properties fo:font-variant="normal" fo:text-transform="none" fo:color="#252525" style:font-name="Roboto" fo:font-size="13.5pt" fo:letter-spacing="normal" fo:font-style="normal" fo:font-weight="normal" officeooo:paragraph-rsid="000f6f39" loext:padding="0cm" loext:border="none"/>
    </style:style>
    <style:style style:name="P11" style:family="paragraph" style:parent-style-name="Standard">
      <style:text-properties fo:font-variant="normal" fo:text-transform="none" fo:color="#252525" style:font-name="Roboto" fo:font-size="13.5pt" fo:letter-spacing="normal" fo:font-style="normal" fo:font-weight="normal" officeooo:paragraph-rsid="0014917e" loext:padding="0cm" loext:border="none"/>
    </style:style>
    <style:style style:name="P12" style:family="paragraph" style:parent-style-name="Standard">
      <style:text-properties fo:font-variant="normal" fo:text-transform="none" fo:color="#252525" style:font-name="Roboto" fo:font-size="13.5pt" fo:letter-spacing="normal" fo:font-style="normal" fo:font-weight="normal" officeooo:paragraph-rsid="00183414" loext:padding="0cm" loext:border="none"/>
    </style:style>
    <style:style style:name="P13" style:family="paragraph" style:parent-style-name="Standard">
      <style:text-properties fo:font-variant="normal" fo:text-transform="none" fo:color="#252525" style:font-name="Roboto" fo:font-size="10.5pt" fo:letter-spacing="normal" fo:font-style="normal" fo:font-weight="normal" officeooo:paragraph-rsid="00099781" loext:padding="0cm" loext:border="none"/>
    </style:style>
    <style:style style:name="P14" style:family="paragraph" style:parent-style-name="Standard">
      <style:text-properties fo:font-variant="normal" fo:text-transform="none" fo:color="#252525" style:font-name="Roboto" fo:font-size="14pt" fo:letter-spacing="normal" fo:font-style="normal" fo:font-weight="bold" officeooo:paragraph-rsid="00099781" style:font-size-asian="14pt" style:font-weight-asian="bold" style:font-size-complex="14pt" style:font-weight-complex="bold" loext:padding="0cm" loext:border="none"/>
    </style:style>
    <style:style style:name="P15" style:family="paragraph" style:parent-style-name="Standard">
      <style:text-properties officeooo:paragraph-rsid="000d1f80"/>
    </style:style>
    <style:style style:name="P16" style:family="paragraph" style:parent-style-name="Standard">
      <style:text-properties officeooo:paragraph-rsid="000ea6a4"/>
    </style:style>
    <style:style style:name="P17" style:family="paragraph" style:parent-style-name="Standard">
      <style:text-properties officeooo:paragraph-rsid="000f6f39"/>
    </style:style>
    <style:style style:name="P18" style:family="paragraph" style:parent-style-name="Standard">
      <style:text-properties officeooo:paragraph-rsid="0014917e"/>
    </style:style>
    <style:style style:name="P19" style:family="paragraph" style:parent-style-name="Standard">
      <style:text-properties officeooo:paragraph-rsid="00183414"/>
    </style:style>
    <style:style style:name="P20" style:family="paragraph" style:parent-style-name="Standard">
      <style:text-properties officeooo:paragraph-rsid="001e8984"/>
    </style:style>
    <style:style style:name="P21" style:family="paragraph" style:parent-style-name="Standard">
      <style:text-properties officeooo:paragraph-rsid="0029cc30"/>
    </style:style>
    <style:style style:name="P22" style:family="paragraph" style:parent-style-name="Standard" style:list-style-name="L1"/>
    <style:style style:name="P23" style:family="paragraph" style:parent-style-name="Standard" style:list-style-name="L1">
      <style:text-properties officeooo:paragraph-rsid="0005f93e"/>
    </style:style>
    <style:style style:name="P24" style:family="paragraph" style:parent-style-name="Standard" style:list-style-name="L2">
      <style:text-properties officeooo:paragraph-rsid="00071885"/>
    </style:style>
    <style:style style:name="P25" style:family="paragraph" style:parent-style-name="Standard" style:list-style-name="L2">
      <style:text-properties officeooo:paragraph-rsid="0008e8fd"/>
    </style:style>
    <style:style style:name="P26" style:family="paragraph" style:parent-style-name="Standard" style:list-style-name="L2">
      <style:text-properties fo:font-variant="normal" fo:text-transform="none" fo:color="#252525" style:font-name="Roboto" fo:font-size="13.5pt" fo:letter-spacing="normal" fo:font-style="normal" fo:font-weight="normal" officeooo:rsid="0008e8fd" officeooo:paragraph-rsid="0008e8fd" loext:padding="0cm" loext:border="none"/>
    </style:style>
    <style:style style:name="P27" style:family="paragraph" style:parent-style-name="Standard">
      <style:text-properties fo:font-variant="normal" fo:text-transform="none" fo:color="#252525" style:font-name="Roboto" fo:font-size="13.5pt" fo:letter-spacing="normal" fo:font-style="normal" fo:font-weight="normal" officeooo:paragraph-rsid="00183414" loext:padding="0cm" loext:border="none"/>
    </style:style>
    <style:style style:name="P28" style:family="paragraph" style:parent-style-name="Standard">
      <style:text-properties fo:font-variant="normal" fo:text-transform="none" fo:color="#252525" style:font-name="Roboto" fo:font-size="13.5pt" fo:letter-spacing="normal" fo:font-style="normal" fo:font-weight="normal" officeooo:paragraph-rsid="001d50fd" loext:padding="0cm" loext:border="none"/>
    </style:style>
    <style:style style:name="P29" style:family="paragraph" style:parent-style-name="Standard">
      <style:text-properties fo:font-variant="normal" fo:text-transform="none" fo:color="#252525" style:font-name="Roboto" fo:font-size="13.5pt" fo:letter-spacing="normal" fo:font-style="normal" fo:font-weight="normal" officeooo:paragraph-rsid="001e8984" loext:padding="0cm" loext:border="none"/>
    </style:style>
    <style:style style:name="P30" style:family="paragraph" style:parent-style-name="Standard">
      <style:text-properties fo:font-variant="normal" fo:text-transform="none" fo:color="#252525" style:font-name="Roboto" fo:font-size="13.5pt" fo:letter-spacing="normal" fo:font-style="normal" fo:font-weight="normal" officeooo:paragraph-rsid="002074e6" loext:padding="0cm" loext:border="none"/>
    </style:style>
    <style:style style:name="P31" style:family="paragraph" style:parent-style-name="Standard" style:list-style-name="L4">
      <style:text-properties fo:font-variant="normal" fo:text-transform="none" fo:color="#252525" style:font-name="Roboto" fo:font-size="13.5pt" fo:letter-spacing="normal" fo:font-style="normal" fo:font-weight="normal" officeooo:paragraph-rsid="0029cc30" loext:padding="0cm" loext:border="none"/>
    </style:style>
    <style:style style:name="P32" style:family="paragraph" style:parent-style-name="Standard">
      <style:text-properties fo:font-variant="normal" fo:text-transform="none" fo:color="#252525" style:font-name="Roboto" fo:font-size="13.5pt" fo:letter-spacing="normal" fo:font-style="normal" fo:font-weight="normal" officeooo:paragraph-rsid="0029cc30" loext:padding="0cm" loext:border="none"/>
    </style:style>
    <style:style style:name="P33" style:family="paragraph" style:parent-style-name="Standard">
      <style:text-properties fo:font-variant="normal" fo:text-transform="none" fo:color="#252525" style:font-name="Roboto" fo:font-size="13.5pt" fo:letter-spacing="normal" fo:font-style="normal" fo:font-weight="normal" officeooo:paragraph-rsid="002cdae0"/>
    </style:style>
    <style:style style:name="P34" style:family="paragraph" style:parent-style-name="Standard">
      <style:text-properties fo:font-variant="normal" fo:text-transform="none" fo:color="#252525" style:font-name="Roboto" fo:font-size="13.5pt" fo:letter-spacing="normal" fo:font-style="normal" fo:font-weight="bold" officeooo:paragraph-rsid="00183414" style:font-weight-asian="bold" style:font-weight-complex="bold" loext:padding="0cm" loext:border="none"/>
    </style:style>
    <style:style style:name="P35" style:family="paragraph" style:parent-style-name="Standard">
      <style:text-properties fo:font-variant="normal" fo:text-transform="none" fo:color="#252525" style:font-name="Roboto" fo:font-size="13.5pt" fo:letter-spacing="normal" fo:font-style="normal" fo:font-weight="bold" officeooo:paragraph-rsid="001d179c" style:font-weight-asian="bold" style:font-weight-complex="bold" loext:padding="0cm" loext:border="none"/>
    </style:style>
    <style:style style:name="P36" style:family="paragraph" style:parent-style-name="Standard">
      <style:text-properties fo:font-variant="normal" fo:text-transform="none" fo:color="#252525" style:font-name="Roboto" fo:font-size="13.5pt" fo:letter-spacing="normal" fo:font-style="normal" fo:font-weight="bold" officeooo:paragraph-rsid="001d50fd" style:font-weight-asian="bold" style:font-weight-complex="bold" loext:padding="0cm" loext:border="none"/>
    </style:style>
    <style:style style:name="P37" style:family="paragraph" style:parent-style-name="Standard">
      <style:text-properties fo:font-variant="normal" fo:text-transform="none" fo:color="#252525" style:font-name="Roboto" fo:font-size="13.5pt" fo:letter-spacing="normal" fo:font-style="normal" fo:font-weight="bold" officeooo:paragraph-rsid="001e8984" style:font-weight-asian="bold" style:font-weight-complex="bold" loext:padding="0cm" loext:border="none"/>
    </style:style>
    <style:style style:name="P38" style:family="paragraph" style:parent-style-name="Standard">
      <style:text-properties fo:font-variant="normal" fo:text-transform="none" fo:color="#252525" style:font-name="Roboto" fo:font-size="13.5pt" fo:letter-spacing="normal" fo:font-style="normal" fo:font-weight="bold" officeooo:paragraph-rsid="002cdae0" style:font-weight-asian="bold" style:font-weight-complex="bold" loext:padding="0cm" loext:border="none"/>
    </style:style>
    <style:style style:name="P39" style:family="paragraph" style:parent-style-name="Standard">
      <style:paragraph-properties fo:orphans="2" fo:widows="2"/>
      <style:text-properties fo:font-variant="normal" fo:text-transform="none" fo:color="#252525" style:font-name="Roboto" fo:font-size="10.5pt" fo:letter-spacing="normal" fo:font-style="normal" fo:font-weight="normal"/>
    </style:style>
    <style:style style:name="P40" style:family="paragraph" style:parent-style-name="Standard" style:list-style-name="L3">
      <style:text-properties officeooo:paragraph-rsid="00183414"/>
    </style:style>
    <style:style style:name="P41" style:family="paragraph" style:parent-style-name="Standard" style:list-style-name="L4">
      <style:text-properties officeooo:paragraph-rsid="0028a66c"/>
    </style:style>
    <style:style style:name="P42" style:family="paragraph" style:parent-style-name="Standard" style:list-style-name="L4">
      <style:text-properties officeooo:paragraph-rsid="0029cc30"/>
    </style:style>
    <style:style style:name="P43" style:family="paragraph" style:parent-style-name="Standard">
      <style:text-properties officeooo:paragraph-rsid="002cdae0"/>
    </style:style>
    <style:style style:name="P44" style:family="paragraph" style:parent-style-name="Standard">
      <style:paragraph-properties fo:orphans="2" fo:widows="2"/>
    </style:style>
    <style:style style:name="P45" style:family="paragraph" style:parent-style-name="Standard">
      <style:paragraph-properties fo:margin-left="0cm" fo:margin-right="0cm" fo:text-indent="0cm" style:auto-text-indent="false"/>
    </style:style>
    <style:style style:name="T1" style:family="text">
      <style:text-properties fo:font-variant="normal" fo:text-transform="none" fo:color="#252525" style:font-name="Roboto" fo:font-size="13.5pt" fo:letter-spacing="normal" fo:font-style="normal" fo:font-weight="normal" style:font-size-asian="14pt" style:font-weight-asian="normal" style:font-size-complex="14pt" style:font-weight-complex="normal" loext:padding="0cm" loext:border="none"/>
    </style:style>
    <style:style style:name="T2" style:family="text">
      <style:text-properties fo:font-variant="normal" fo:text-transform="none" fo:color="#252525" style:font-name="Roboto" fo:font-size="13.5pt" fo:letter-spacing="normal" fo:font-style="normal" fo:font-weight="normal" fo:background-color="#ffff00" loext:char-shading-value="0" style:font-size-asian="14pt" style:font-weight-asian="normal" style:font-size-complex="14pt" style:font-weight-complex="normal" loext:padding="0cm" loext:border="none"/>
    </style:style>
    <style:style style:name="T3" style:family="text">
      <style:text-properties fo:font-variant="normal" fo:text-transform="none" fo:color="#252525" style:font-name="Roboto" fo:font-size="13.5pt" fo:letter-spacing="normal" fo:font-style="normal" fo:font-weight="normal" fo:background-color="#ffff00" loext:char-shading-value="0" loext:padding="0cm" loext:border="none"/>
    </style:style>
    <style:style style:name="T4" style:family="text">
      <style:text-properties fo:font-variant="normal" fo:text-transform="none" fo:color="#252525" style:font-name="Roboto" fo:font-size="13.5pt" fo:letter-spacing="normal" fo:font-style="normal" fo:font-weight="normal" officeooo:rsid="000d1f80" fo:background-color="#ffff00" loext:char-shading-value="0" style:font-weight-asian="normal" style:font-weight-complex="normal" loext:padding="0cm" loext:border="none"/>
    </style:style>
    <style:style style:name="T5" style:family="text">
      <style:text-properties fo:font-variant="normal" fo:text-transform="none" fo:color="#252525" style:font-name="Roboto" fo:font-size="13.5pt" fo:letter-spacing="normal" fo:font-style="normal" fo:font-weight="normal" fo:background-color="#ffff00" loext:char-shading-value="0" style:font-weight-asian="bold" style:font-weight-complex="bold" loext:padding="0cm" loext:border="none"/>
    </style:style>
    <style:style style:name="T6" style:family="text">
      <style:text-properties fo:font-variant="normal" fo:text-transform="none" fo:color="#252525" style:font-name="Roboto" fo:font-size="13.5pt" fo:letter-spacing="normal" fo:font-style="normal" fo:font-weight="normal" loext:padding="0cm" loext:border="none"/>
    </style:style>
    <style:style style:name="T7" style:family="text">
      <style:text-properties fo:font-variant="normal" fo:text-transform="none" fo:color="#252525" style:font-name="Roboto" fo:font-size="13.5pt" fo:letter-spacing="normal" fo:font-style="normal" fo:font-weight="normal" officeooo:rsid="0005f93e" loext:padding="0cm" loext:border="none"/>
    </style:style>
    <style:style style:name="T8" style:family="text">
      <style:text-properties fo:font-variant="normal" fo:text-transform="none" fo:color="#252525" style:font-name="Roboto" fo:font-size="13.5pt" fo:letter-spacing="normal" fo:font-style="normal" fo:font-weight="normal" officeooo:rsid="00099781" loext:padding="0cm" loext:border="none"/>
    </style:style>
    <style:style style:name="T9" style:family="text">
      <style:text-properties fo:font-variant="normal" fo:text-transform="none" fo:color="#252525" style:font-name="Roboto" fo:font-size="13.5pt" fo:letter-spacing="normal" fo:font-style="normal" fo:font-weight="normal" officeooo:rsid="000d1f80" style:font-weight-asian="normal" style:font-weight-complex="normal" loext:padding="0cm" loext:border="none"/>
    </style:style>
    <style:style style:name="T10" style:family="text">
      <style:text-properties fo:font-variant="normal" fo:text-transform="none" fo:color="#252525" style:font-name="Roboto" fo:font-size="13.5pt" fo:letter-spacing="normal" fo:font-style="normal" fo:font-weight="normal" style:font-weight-asian="normal" style:font-weight-complex="normal" loext:padding="0cm" loext:border="none"/>
    </style:style>
    <style:style style:name="T11" style:family="text">
      <style:text-properties fo:font-variant="normal" fo:text-transform="none" fo:color="#252525" style:font-name="Roboto" fo:font-size="13.5pt" fo:letter-spacing="normal" fo:font-style="normal" fo:font-weight="normal" style:font-weight-asian="bold" style:font-weight-complex="bold" loext:padding="0cm" loext:border="none"/>
    </style:style>
    <style:style style:name="T12" style:family="text">
      <style:text-properties fo:font-variant="normal" fo:text-transform="none" fo:color="#252525" style:font-name="Roboto" fo:font-size="13.5pt" fo:letter-spacing="normal" fo:font-style="normal" fo:font-weight="bold" style:font-size-asian="14pt" style:font-weight-asian="bold" style:font-size-complex="14pt" style:font-weight-complex="bold" loext:padding="0cm" loext:border="none"/>
    </style:style>
    <style:style style:name="T13" style:family="text">
      <style:text-properties fo:font-variant="normal" fo:text-transform="none" fo:color="#252525" style:font-name="Roboto" fo:font-size="13.5pt" fo:letter-spacing="normal" fo:font-style="normal" fo:font-weight="bold" style:font-weight-asian="bold" style:font-weight-complex="bold" loext:padding="0cm" loext:border="none"/>
    </style:style>
    <style:style style:name="T14" style:family="text">
      <style:text-properties fo:font-variant="normal" fo:text-transform="none" fo:color="#252525" style:font-name="Roboto" fo:font-size="13.5pt" fo:letter-spacing="normal" fo:font-style="normal" fo:font-weight="bold" officeooo:rsid="0005f93e" style:font-weight-asian="bold" style:font-weight-complex="bold" loext:padding="0cm" loext:border="none"/>
    </style:style>
    <style:style style:name="T15" style:family="text">
      <style:text-properties fo:font-variant="normal" fo:text-transform="none" fo:color="#252525" style:font-name="Roboto" fo:font-size="13.5pt" fo:letter-spacing="normal" fo:font-style="normal" fo:font-weight="bold" officeooo:rsid="000d1f80" style:font-weight-asian="bold" style:font-weight-complex="bold" loext:padding="0cm" loext:border="none"/>
    </style:style>
    <style:style style:name="T16" style:family="text">
      <style:text-properties fo:font-variant="normal" fo:text-transform="none" fo:color="#252525" style:font-name="Roboto" fo:font-size="13.5pt" fo:letter-spacing="normal" fo:font-style="normal" fo:font-weight="bold" fo:background-color="#ffff00" loext:char-shading-value="0" style:font-weight-asian="bold" style:font-weight-complex="bold" loext:padding="0cm" loext:border="none"/>
    </style:style>
    <style:style style:name="T17" style:family="text">
      <style:text-properties fo:font-variant="normal" fo:text-transform="none" fo:color="#252525" style:font-name="Roboto" fo:font-size="13.5pt" fo:letter-spacing="normal" fo:font-style="normal" fo:font-weight="bold" officeooo:rsid="000d1f80" fo:background-color="#ffff00" loext:char-shading-value="0" style:font-weight-asian="bold" style:font-weight-complex="bold" loext:padding="0cm" loext:border="none"/>
    </style:style>
    <style:style style:name="T18" style:family="text">
      <style:text-properties fo:font-variant="normal" fo:text-transform="none" fo:color="#252525" style:font-name="Roboto" fo:font-size="13.5pt" fo:letter-spacing="normal" fo:font-style="normal" fo:font-weight="bold" officeooo:rsid="00183414" fo:background-color="#ffff00" loext:char-shading-value="0" style:font-weight-asian="bold" style:font-weight-complex="bold" loext:padding="0cm" loext:border="none"/>
    </style:style>
    <style:style style:name="T19" style:family="text">
      <style:text-properties fo:font-variant="normal" fo:text-transform="none" fo:color="#252525" style:font-name="Roboto" fo:font-size="10.5pt" fo:letter-spacing="normal" fo:font-style="normal" fo:font-weight="normal"/>
    </style:style>
    <style:style style:name="T20" style:family="text">
      <style:text-properties fo:font-variant="normal" fo:text-transform="none" fo:color="#252525" fo:letter-spacing="normal" loext:padding="0cm" loext:border="none"/>
    </style:style>
    <style:style style:name="T21" style:family="text">
      <style:text-properties fo:font-weight="bold" style:font-weight-asian="bold" style:font-weight-complex="bold" loext:padding="0cm" loext:border="none"/>
    </style:style>
    <style:style style:name="T22" style:family="text">
      <style:text-properties fo:font-size="10.5pt"/>
    </style:style>
    <style:style style:name="T23" style:family="text">
      <style:text-properties fo:font-size="10.5pt" loext:padding="0cm" loext:border="none"/>
    </style:style>
    <style:style style:name="T24" style:family="text">
      <style:text-properties loext:padding="0cm" loext: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Network Management </text:p>
      <text:p text:style-name="Standard"><text:span text:style-name="T1">Habiendo recorrido los primeros ocho capítulos de este texto, ahora somos conscientes de que una </text:span><text:span text:style-name="T12">red se compone de muchas piezas</text:span><text:span text:style-name="T1"> complejas de </text:span><text:span text:style-name="T12">hardware y software</text:span><text:span text:style-name="T1">, </text:span><text:span text:style-name="T12">desde</text:span><text:span text:style-name="T1"> enlaces, conmutadores, enrutadores, hosts y otros dispositivos que comprenden el </text:span><text:span text:style-name="T12">Componentes físicos de la red a los muchos protocolos </text:span><text:span text:style-name="T1">(tanto de hardware como de software) que controlan y coordinan estos dispositivos. Cuando cientos o miles de tales componentes son improvisados ​​por una organización para formar una red, no es sorprendente que los componentes funcionen mal de vez en cuando, que los elementos de la red estén mal configurados, que los recursos de la red se utilicen en exceso o que los componentes de la red simplemente se “rompan”. ”(Por ejemplo, se cortará un cable o se derramará una lata de refresco encima de un enrutador). </text:span><text:span text:style-name="T12">El administrador de la red, cuyo trabajo es mantener la red </text:span><text:span text:style-name="T2">"en funcionamiento"</text:span><text:span text:style-name="T1">, debe poder responder (y, mejor aún, evitar) tales contratiempos. Con potencialmente miles de componentes de red distribuidos en un área amplia, el administrador de red en un centro de operaciones de red (NOC) claramente necesita herramientas para ayudar a monitorear, administrar y controlar la red. En este capítulo, </text:span><text:span text:style-name="T12">examinaremos la arquitectura, los protocolos y la base de información utilizada por un administrador de red en esta tarea.</text:span></text:p>
      <text:p text:style-name="P4">9.1 What Is Network Management?</text:p>
      <text:p text:style-name="Standard"><text:span text:style-name="T6">Antes de sumergirse en la administración de la red en sí misma, primero consideremos algunos ejemplos ilustrativos de situaciones de "no vida real" en las que un administrador debe monitorear, administrar y controlar un sistema complejo con muchos componentes interactivos. Las plantas de generación de energía eléctrica tienen una sala de control donde los indicadores, medidores y luces monitorean el estado (temperatura, presión, flujo) de válvulas remotas, tuberías, recipientes y otros componentes de la planta. Estos dispositivos le permiten al operador monitorear los muchos componentes de la planta y pueden alertar al operador (con la famosa luz de advertencia roja parpadeante) cuando el problema es inminente. Las acciones son tomadas por el operador de la planta para controlar estos componentes. De manera similar, la cabina de un avión está equipada para permitir que un piloto monitoree y controle los muchos componentes que conforman un avión. En estos dos ejemplos, el "administrador" supervisa los dispositivos remotos y analiza sus datos para asegurarse de que estén operativos y operen dentro de los límites prescritos (por ejemplo, que la fusión del núcleo de una central nuclear no sea inminente o que el avión no sea inminente). a punto de quedarse sin combustible), controla el sistema de manera reactiva al realizar ajustes en respuesta a los cambios dentro del sistema o su entorno, y administra el sistema de manera proactiva (por ejemplo, </text:span><text:soft-page-break/><text:span text:style-name="T6">detectando tendencias o comportamientos anómalos, lo que permite tomar medidas antes de surgen problemas). En un sentido similar, el administrador de la red supervisará, administrará y controlará activamente el sistema que se le confía.</text:span></text:p>
      <text:p text:style-name="P8">En los primeros días de la creación de redes, cuando las redes informáticas eran artefactos de investigación en lugar de una infraestructura crítica utilizada por cientos de millones de personas al día, la "gestión de red" era desconocida. Si uno encuentra un problema de red, puede ejecutar algunos pings para localizar la fuente del problema y luego modificar la configuración del sistema, reiniciar el hardware o el software, o llamar a un colega remoto para que lo haga. (Una discusión muy legible de la primera “falla” importante de ARPAnet el 27 de octubre de 1980, mucho antes de que estuvieran disponibles las herramientas de administración de red, y los esfuerzos realizados para recuperarse y comprender la falla es [RFC 789].) Como público Las intranets privadas y de Internet han crecido de pequeñas redes a una gran infraestructura global, la necesidad de administrar la gran cantidad de componentes de hardware y software dentro de estas redes de manera más sistemática también se ha vuelto más importante.</text:p>
      <text:p text:style-name="P8">Para motivar nuestro estudio de la gestión de redes, comencemos con un ejemplo simple. La Figura 9.1 ilustra una pequeña red que consta de tres enrutadores y varios hosts y servidores. Incluso en una red tan simple, hay muchos escenarios en los que un administrador de red podría beneficiarse enormemente de contar con las herramientas de administración de red adecuadas:</text:p>
      <text:list xml:id="list4320373946457876870" text:style-name="L1">
        <text:list-item>
          <text:p text:style-name="P22"><text:span text:style-name="T13">Detectar el fallo de una tarjeta de interfaz en un host o un enrutador.</text:span><text:span text:style-name="T6"> Con las herramientas de administración de red adecuadas, una entidad de red (por ejemplo, el enrutador A) puede informar al administrador de la red que una de sus interfaces se ha caído. (¡Ciertamente, esto es preferible a una llamada telefónica al NOC de un usuario furioso que dice que la conexión de red no está funcionando!) Un administrador de red que monitorea y analiza activamente el tráfico de la red puede realmente impresionar al posible usuario furioso detectando problemas en la interfaz antes de tiempo y reemplazar la tarjeta de interfaz antes de que falle. Esto se podría hacer, por ejemplo, si el administrador notó un aumento en los errores de suma de comprobación en los marcos que envía la interfaz de pronto morir.</text:span></text:p>
        </text:list-item>
        <text:list-item>
          <text:p text:style-name="P22"><text:span text:style-name="T13">Monitoreo del host.</text:span><text:span text:style-name="T6"> Aquí, el administrador de la red puede verificar periódicamente si todos los hosts de la red están activos y en funcionamiento. Una vez más, el administrador de la red puede realmente impresionar a un usuario de la red respondiendo proactivamente a un problema (host inactivo) antes de que un usuario lo informe.</text:span></text:p>
        </text:list-item>
        <text:list-item>
          <text:p text:style-name="P23"><text:soft-page-break/><text:span text:style-name="T14">Seguimiento del tráfico para ayudar en el despliegue de recursos</text:span><text:span text:style-name="T7">. Un administrador de red puede monitorear los patrones de tráfico de origen a destino y advertir, por ejemplo, que al cambiar de servidor entre segmentos de LAN, la cantidad de tráfico que cruza múltiples LAN puede disminuir significativamente. Imagine la felicidad cuando se logra un mejor rendimiento sin costos de equipo nuevo. De manera similar, </text:span><text:span text:style-name="T14">al monitorear la utilización del enlace</text:span><text:span text:style-name="T7">, un administrador de red puede determinar que un segmento de LAN o el enlace externo al mundo exterior está sobrecargado y que, por lo tanto, un enlace de mayor ancho de banda debería ser aprovisionado (por desgracia, a un costo mayor). Es posible que el administrador de la red también desee recibir notificaciones automáticas cuando los niveles de congestión en un enlace excedan un valor de umbral dado, para poder proporcionar un enlace de mayor ancho de banda antes de que la congestión se vuelva grave.</text:span></text:p>
        </text:list-item>
        <text:list-item>
          <text:p text:style-name="P23"><text:span text:style-name="T13">Detectando cambios rápidos en las tablas de enrutamiento</text:span><text:span text:style-name="T6">. El </text:span><text:span text:style-name="T3">aleteo de rutas</text:span><text:span text:style-name="T6"> (</text:span><text:span text:style-name="T13">cambios frecuentes en las tablas de enrutamiento</text:span><text:span text:style-name="T6">) puede </text:span><text:span text:style-name="T3">indicar inestabilidades en el enrutamiento o un enrutador mal configurado</text:span><text:span text:style-name="T6">. Ciertamente, el administrador de red que configuró incorrectamente un enrutador preferiría descubrir el error por sí mismo antes de que la red se caiga.</text:span></text:p>
        </text:list-item>
        <text:list-item>
          <text:p text:style-name="P23"><text:span text:style-name="T13">Seguimiento de SLAs.</text:span><text:span text:style-name="T6"> Los </text:span><text:span text:style-name="T3">Acuerdos de nivel de servicio (SLA)</text:span><text:span text:style-name="T6"> son </text:span><text:span text:style-name="T13">contratos que definen métricas de desempeño específicas</text:span><text:span text:style-name="T6"> y niveles aceptables de </text:span><text:span text:style-name="T13">desempeño del proveedor de red con respecto a estas métricas</text:span><text:span text:style-name="T6"> [Huston 1999a]. Verizon y Sprint son solo dos de los muchos proveedores de red que garantizan los SLA [AT&amp;T SLA 2012; Verizon SLA 2012] a sus clientes. Estos SLA incluyen la disponibilidad del servicio (interrupción), la latencia, el rendimiento y los requisitos de notificación de interrupción. Claramente, si los criterios de rendimiento deben ser parte de un acuerdo de servicio entre un proveedor de red y sus usuarios, entonces </text:span><text:span text:style-name="T13">la medición y la gestión del rendimiento serán de gran importancia para el administrador de la red</text:span></text:p>
        </text:list-item>
        <text:list-item>
          <text:p text:style-name="P23"><text:span text:style-name="T13">Detección de intrusiones.</text:span><text:span text:style-name="T6"> Es posible que un </text:span><text:span text:style-name="T13">administrador</text:span><text:span text:style-name="T6"> de red </text:span><text:span text:style-name="T13">desee</text:span><text:span text:style-name="T6"> que </text:span><text:span text:style-name="T3">se le </text:span><text:span text:style-name="T13">notifique cuando el tráfico de red llega o está destinado a una fuente sospechosa </text:span><text:span text:style-name="T6">(por ejemplo, número de puerto o host). De manera similar, un administrador de red puede querer detectar (y en muchos casos filtrar) la existencia de ciertos tipos de tráfico (por ejemplo, paquetes de código fuente o una gran cantidad de paquetes SYN dirigidos a un host determinado) que se sabe que son característicos de Los tipos de ataques de seguridad que consideramos en el Capítulo 8.</text:span></text:p>
        </text:list-item>
      </text:list>
      <text:p text:style-name="P2"><text:soft-page-break/><text:span text:style-name="T6">La Organización Internacional de Normalización (International Organization for Standardization, </text:span><text:span text:style-name="T13">ISO</text:span><text:span text:style-name="T6">) ha </text:span><text:span text:style-name="T13">creado un modelo de gestión de red que es útil </text:span><text:span text:style-name="T6">para colocar </text:span><text:span text:style-name="T13">los escenarios</text:span><text:span text:style-name="T6"> anecdóticos </text:span><text:span text:style-name="T13">anteriores</text:span><text:span text:style-name="T6"> en un </text:span><text:span text:style-name="T13">marco más estructurado</text:span><text:span text:style-name="T6">. Se definen cinco áreas de gestión de red:</text:span></text:p>
      <text:list xml:id="list6773009925613967856" text:style-name="L2">
        <text:list-item>
          <text:p text:style-name="P24"><text:span text:style-name="T13">Gestión del rendimiento.</text:span><text:span text:style-name="T6"> El </text:span><text:span text:style-name="T3">objetivo</text:span><text:span text:style-name="T6"> de la gestión del rendimiento es </text:span><text:span text:style-name="T3">cuantificar, medir, informar, analizar y controlar el rendimiento</text:span><text:span text:style-name="T6"> (por ejemplo, la utilización y el rendimiento) </text:span><text:span text:style-name="T3">de diferentes componentes de la red.</text:span><text:span text:style-name="T6"> Estos componentes </text:span><text:span text:style-name="T13">incluyen</text:span><text:span text:style-name="T6"> </text:span><text:span text:style-name="T13">dispositivos individuales</text:span><text:span text:style-name="T6"> (por ejemplo, enlaces, enrutadores y hosts), así como </text:span><text:span text:style-name="T13">abstracciones de extremo a extremo</text:span><text:span text:style-name="T6">, como una ruta a través de la red. En breve veremos que los estándares de protocolo, como el Protocolo simple de administración de redes (Simple Network Management Protocol, </text:span><text:span text:style-name="T13">SNMP</text:span><text:span text:style-name="T6">) [RFC 3410], </text:span><text:span text:style-name="T13">desempeñan un papel central en la administración del rendimiento de Internet</text:span><text:span text:style-name="T6">.</text:span></text:p>
        </text:list-item>
        <text:list-item>
          <text:p text:style-name="P24"><text:span text:style-name="T13">Gestión de fallos.</text:span><text:span text:style-name="T6"> El </text:span><text:span text:style-name="T3">objetivo</text:span><text:span text:style-name="T6"> de la administración de fallas es </text:span><text:span text:style-name="T3">registrar, detectar y responder a las condiciones de falla en la red</text:span><text:span text:style-name="T6">. </text:span><text:span text:style-name="T13">La línea entre la gestión de fallos y la gestión del rendimiento es bastante borrosa</text:span><text:span text:style-name="T6">. Podemos pensar en la administración de fallas como el manejo inmediato de las fallas transitorias de la red (por ejemplo, las conexiones del hardware o del software del enrutador, del servidor o del enrutador), mientras que la gestión del rendimiento tiene la visión a más largo plazo de proporcionar niveles aceptables de rendimiento ante diversas situaciones. demandas de tráfico y fallos ocasionales de dispositivos de red. Al igual que con la gestión del rendimiento, el protocolo SNMP desempeña un papel central en la gestión de fallos.</text:span></text:p>
        </text:list-item>
        <text:list-item>
          <text:p text:style-name="P24"><text:span text:style-name="T13">Gestión de la configuración</text:span><text:span text:style-name="T6">. La </text:span><text:span text:style-name="T13">administración de la configuración le permite a un administrador</text:span><text:span text:style-name="T6"> de red </text:span><text:span text:style-name="T3">rastrear qué dispositivos están en la red administrada</text:span><text:span text:style-name="T6"> y las configuraciones de hardware y software de estos dispositivos. Puede encontrar una descripción general de la administración de la configuración y los requisitos para redes basadas en IP en [RFC 3139].</text:span></text:p>
        </text:list-item>
        <text:list-item>
          <text:p text:style-name="P25"><text:span text:style-name="T13">Gerencia de Contabilidad. </text:span><text:span text:style-name="T3">La</text:span><text:span text:style-name="T6"> administración de </text:span><text:span text:style-name="T3">contabilidad</text:span><text:span text:style-name="T6"> </text:span><text:span text:style-name="T3">permite al administrador de red especificar, registrar y controlar el acceso de los usuarios y dispositivos a los recursos de la red.</text:span><text:span text:style-name="T6"> Las cuotas de uso, el cobro basado en el uso y la asignación de privilegios de acceso a los recursos se incluyen en la gestión contable</text:span></text:p>
        </text:list-item>
        <text:list-item>
          <text:p text:style-name="P25"><text:span text:style-name="T13">Gestion de seguridad. </text:span><text:span text:style-name="T6">El </text:span><text:span text:style-name="T3">objetivo</text:span><text:span text:style-name="T6"> de la administración de la seguridad </text:span><text:span text:style-name="T3">es controlar el acceso a los recursos de la red de acuerdo con una política bien definida</text:span><text:span text:style-name="T6">. Los centros de distribución clave que estudiamos en la Sección 8.3 son </text:span><text:soft-page-break/><text:span text:style-name="T6">componentes de la gestión de la seguridad. El uso de firewalls para monitorear y controlar los puntos de acceso externos a la red de uno, un tema que estudiamos en la Sección 8.9, es otro componente crucial.</text:span></text:p>
          <text:p text:style-name="P26"/>
        </text:list-item>
      </text:list>
      <text:p text:style-name="P3"><text:span text:style-name="T6">En este capítulo, cubriremos solo los rudimentos de la administración de la red. Nuestro enfoque será limitado a propósito, </text:span><text:span text:style-name="T3">examinaremos solo la infraestructura para la administración de la red</text:span><text:span text:style-name="T6">,</text:span><text:span text:style-name="T13"> la arquitectura general, los protocolos de administración de la red y la base de información a través de la cual un administrador de la red mantiene la red en funcionamiento.</text:span><text:span text:style-name="T6"> No cubriremos los procesos de toma de decisiones del administrador de la red, que debe planificar, analizar y responder a la información de gestión que se transmite al </text:span><text:span text:style-name="T8">NOC</text:span><text:span text:style-name="T6">. En esta área, temas como la identificación y gestión de fallas [Katzela 1995; Medhi 1997; Labovitz 1997; Steinder 2002; Feamster 2005; Wu 2005; Teixeira 2006], detección de anomalías [Lakhina 2004; Lakhina 2005; Barford 2009], y más entran en consideración. Tampoco cubriremos el tema más amplio de la gestión de servicios [Saydam 1996; RFC 3052]: el aprovisionamiento de recursos como el ancho de banda, la capacidad del servidor y otros recursos computacionales / de comunicación necesarios para cumplir con los requisitos de servicio específicos de la misión de una empresa.</text:span></text:p>
      <text:p text:style-name="P9"/>
      <text:p text:style-name="P9">Una pregunta frecuente es "¿Qué es la administración de la red?" Nuestra discusión anterior motivó la necesidad e ilustró algunos de los usos de la administración de la red. Concluiremos esta sección con una definición de administración de red de una sola oración (aunque sea una ejecución bastante larga) de [Saydam 1996]:<text:line-break/></text:p>
      <text:p text:style-name="P3"><text:span text:style-name="T6"><text:tab/></text:span><text:span text:style-name="T20">“</text:span><text:span text:style-name="T6">La administración de la red </text:span><text:span text:style-name="T13">incluye la implementación, <text:tab/>integración y coordinación del hardware, software y <text:tab/>elementos humanos</text:span><text:span text:style-name="T6"> </text:span><text:span text:style-name="T3">para</text:span><text:span text:style-name="T6"> monitorear, probar, sondear, <text:tab/>configurar, analizar, <text:tab/>evaluar y </text:span><text:span text:style-name="T3">controlar la red y los recurso</text:span><text:span text:style-name="T6">s de <text:tab/>elementos para cumplir con el rendimiento operativo en tiempo <text:tab/>real. y requisitos de calidad de servicio </text:span><text:span text:style-name="T3">a un costo razonable</text:span><text:span text:style-name="T6"> ".<text:line-break/></text:span></text:p>
      <text:p text:style-name="P9">Es un bocado, pero es una buena definición viable. En las siguientes secciones, agregaremos algo de carne a esta definición más bien básica de la administración de redes.</text:p>
      <text:p text:style-name="P13"/>
      <text:p text:style-name="P14">9.2 La infraestructura para la gestión de redes</text:p>
      <text:p text:style-name="P3"><text:span text:style-name="T1">Hemos visto en la sección anterior que</text:span><text:span text:style-name="T2"> la administración de la red requiere la capacidad de </text:span><text:span text:style-name="T1">"monitorear, probar, sondear, configurar, ... . . y </text:span><text:span text:style-name="T2">controlar</text:span><text:span text:style-name="T1"> ”</text:span><text:span text:style-name="T2">los componentes de hardware y software en una red.</text:span><text:span text:style-name="T1"> Debido a que los dispositivos de red están distribuidos, </text:span><text:soft-page-break/><text:span text:style-name="T1">esto requerirá, como mínimo, que el administrador de la red pueda recopilar datos (por ejemplo, con fines de monitoreo) de una entidad remota y efectuar cambios en esa entidad remota (por ejemplo, controlarla) . Una analogía humana resultará útil aquí para comprender la infraestructura necesaria para la administración de la red.</text:span></text:p>
      <text:p text:style-name="P9">Imagina que eres el jefe de una gran organización que tiene sucursales en todo el mundo. Es su trabajo asegurarse de que las partes de su organización estén funcionando sin problemas. ¿Cómo lo harás? Como mínimo, recopilará periódicamente datos de sus sucursales en forma de informes y diversas medidas cuantitativas de actividad, productividad y presupuesto. Ocasionalmente (pero no siempre) recibirá una notificación explícita cuando haya un problema en una de las sucursales; el gerente de la sucursal que quiera subir en la escala corporativa (tal vez para obtener su trabajo) puede enviarle informes no solicitados que indiquen qué tan bien están funcionando las cosas en su sucursal. Revisará los informes que recibe, con la esperanza de encontrar operaciones sin problemas en todas partes, pero sin duda encontrará problemas que requieran su atención. Puede iniciar un diálogo individual con una de sus sucursales con problemas, recopilar más datos para comprender el problema y luego transmitir una orden ejecutiva (“¡Haga este cambio!”) Al gerente de la sucursal.</text:p>
      <text:p text:style-name="P9"/>
      <text:p text:style-name="P3"><text:span text:style-name="T6">Implícito en este escenario humano muy común </text:span><text:span text:style-name="T3">hay una infraestructura para controlar la organización</text:span><text:span text:style-name="T6">: el jefe (usted), los</text:span><text:span text:style-name="T3"> sitios remotos que se controlan (las sucursales)</text:span><text:span text:style-name="T6">, sus </text:span><text:span text:style-name="T3">agentes remotos (los gerentes de las sucursales</text:span><text:span text:style-name="T6">), los </text:span><text:span text:style-name="T3">protocolos de comunicación (para transmitir informes estándar y datos (y para diálogos uno a uno),</text:span><text:span text:style-name="T6"> y datos (los contenidos del informe y las medidas cuantitativas de actividad, productividad y presupuesto). Cada uno de estos componentes en la gestión de la organización humana tiene una contraparte en la gestión de la red.</text:span></text:p>
      <text:p text:style-name="P9"/>
      <text:p text:style-name="P15"><text:span text:style-name="T13">La arquitectura de un sistema de gestión de red</text:span><text:span text:style-name="T6"> es conceptualmente idéntica a esta simple analogía organizativa humana. El campo de administración de red tiene su propia terminología específica para los diversos componentes de una arquitectura de administración de red, por lo que adoptamos esa terminología aquí. Como se muestra en la Figura 9.2, </text:span><text:span text:style-name="T3">hay tres componentes principales de una arquitectura de administración de red</text:span><text:span text:style-name="T6">: </text:span><text:span text:style-name="T13">una entidad de administración</text:span><text:span text:style-name="T6"> (el jefe en nuestra analogía anterior, usted), </text:span><text:span text:style-name="T13">los dispositivos administrados</text:span><text:span text:style-name="T6"> (la sucursal) y </text:span><text:span text:style-name="T13">un protocolo de administración de red.</text:span><text:span text:style-name="T6"><text:line-break/></text:span><text:span text:style-name="T16">La entidad de administración </text:span><text:span text:style-name="T17">(managing entity)</text:span><text:span text:style-name="T16"> es una aplicación,</text:span><text:span text:style-name="T6"> normalmente con un humano en el bucle, que se ejecuta en una estación de administración de red centralizada en el NOC. </text:span><text:soft-page-break/><text:span text:style-name="T13">managing entity es el lugar de actividad de la gestión de red</text:span><text:span text:style-name="T6">; controla la recopilación, el procesamiento, el análisis y / o la visualización de la información de administración de la red.</text:span><text:span text:style-name="T13"> Aquí es donde se inician las acciones para controlar el comportamiento de la red</text:span><text:span text:style-name="T6"> y </text:span><text:span text:style-name="T13">aquí el administrador de la red humana interactúa con los dispositivos de la red.</text:span></text:p>
      <text:p text:style-name="P5"/>
      <text:p text:style-name="P16"><text:span text:style-name="T9">Un </text:span><text:span text:style-name="T4">dispositivo administrado</text:span><text:span text:style-name="T15"> es un equipo de red</text:span><text:span text:style-name="T9"> (incluido su software) </text:span><text:span text:style-name="T15">que reside en una red administrada</text:span><text:span text:style-name="T9">. Esta es la sucursal en nuestra analogía humana. Un dispositivo administrado </text:span><text:span text:style-name="T15">puede ser un host, enrutador, puente, concentrador, impresora o módem</text:span><text:span text:style-name="T9">. Dentro de un dispositivo administrado, </text:span><text:span text:style-name="T15">puede haber varios</text:span><text:span text:style-name="T9"> llamados </text:span><text:span text:style-name="T17">objetos administrados</text:span><text:span text:style-name="T9">. Estos objetos administrados </text:span><text:span text:style-name="T15">son</text:span><text:span text:style-name="T9"> las </text:span><text:span text:style-name="T15">piezas</text:span><text:span text:style-name="T9"> reales </text:span><text:span text:style-name="T15">de hardware dentro del dispositivo administrado</text:span><text:span text:style-name="T9"> (por ejemplo, una tarjeta de interfaz de red) y los conjuntos de parámetros de configuración para las piezas de hardware y software (por ejemplo, un protocolo de enrutamiento intradominio como RIP). En nuestra analogía humana, los objetos gestionados pueden ser los departamentos dentro de la sucursal. Estos </text:span><text:span text:style-name="T17">objetos administrados </text:span><text:span text:style-name="T15">tienen información asociada con ellos que se recopilan en una Base de información de gestión (MIB)</text:span><text:span text:style-name="T9">; Veremos que los valores de estos elementos de información están disponibles (y en muchos casos pueden ser establecidos por) la entidad gestora. En nuestra analogía humana, el MIB corresponde a datos cuantitativos (medidas de actividad, productividad y presupuesto, ¡esta última puede ser configurada por la entidad gestora!) Intercambiada entre la sucursal y la oficina principal. Estudiaremos los MIB en detalle en la Sección 9.3. Finalmente, también </text:span><text:span text:style-name="T15">reside en cada dispositivo administrado un agente de administración de red,</text:span><text:span text:style-name="T9"> un proceso que se ejecuta en el </text:span><text:span text:style-name="T4">dispositivo administrado</text:span><text:span text:style-name="T9"> que se comunica con la entidad administradora, realizando acciones locales en el dispositivo administrado bajo el comando y control de la entidad administradora. El agente de gestión de red es el administrador de la sucursal en nuestra analogía humana.</text:span></text:p>
      <text:p text:style-name="P17"><text:span text:style-name="T6">La tercera pieza de una arquitectura de administración de red es el </text:span><text:span text:style-name="T3">protocolo de administración de red</text:span><text:span text:style-name="T6">. El protocolo</text:span><text:span text:style-name="T3"> se ejecuta entre la entidad administradora y los dispositivos administrados</text:span><text:span text:style-name="T6">, lo que permite a la </text:span><text:span text:style-name="T16">entidad de administración</text:span><text:span text:style-name="T6"> </text:span><text:span text:style-name="T3">consultar</text:span><text:span text:style-name="T6"> el estado de los dispositivos administrados </text:span><text:span text:style-name="T3">y tomar acciones indirectas</text:span><text:span text:style-name="T6"> en estos dispositivos </text:span><text:span text:style-name="T3">a través de sus agentes</text:span><text:span text:style-name="T6">. Los agentes pueden usar el protocolo de administración de red para informar a la entidad administradora de eventos excepcionales (por ejemplo, fallas de componentes o violación de los umbrales de rendimiento). Es importante tener en cuenta que </text:span><text:span text:style-name="T13">el protocolo de administración de red no administra la red por sí mismo</text:span><text:span text:style-name="T6">. En su lugar, </text:span><text:span text:style-name="T3">proporciona</text:span><text:span text:style-name="T6"> </text:span><text:span text:style-name="T3">capacidades</text:span><text:span text:style-name="T6"> </text:span><text:span text:style-name="T3">que un administrador de red puede usar para administrar</text:span><text:span text:style-name="T6"> </text:span><text:soft-page-break/><text:span text:style-name="T6">("monitorear, probar, sondear, configurar, analizar, evaluar y controlar") la red. Esta es una distinción sutil, pero importante.</text:span></text:p>
      <text:p text:style-name="P10"/>
      <text:p text:style-name="P10">Aunque la infraestructura para la administración de la red es conceptualmente simple, a menudo se puede atascar con el vocabulario de hablar en administración de la red de "entidad gestora", "dispositivo gestionado", "agente gestor" y "Base de información de gestión". Por ejemplo, en la red de gestión de la palabra, en nuestro simple escenario de monitoreo de host, los "agentes de gestión" ubicados en "dispositivos gestionados" son consultados periódicamente por la "entidad de gestión": una idea simple, ¡pero una bocanada lingüística! Con suerte, teniendo en cuenta la analogía de la organización humana y sus evidentes paralelismos con la administración de la red será de ayuda a medida que avancemos en este capítulo.</text:p>
      <text:p text:style-name="P10"/>
      <text:p text:style-name="P18"><text:span text:style-name="T6">Nuestra discusión sobre network management architecture que se mencionó anteriormente ha sido genérica y se aplica en términos generales a una serie de estándares y esfuerzos de administración de redes que se han propuesto a lo largo de los años. </text:span><text:span text:style-name="T13">Los</text:span><text:span text:style-name="T6"> </text:span><text:span text:style-name="T13">estándares</text:span><text:span text:style-name="T6"> de gestión de red </text:span><text:span text:style-name="T13">comenzaron</text:span><text:span text:style-name="T6"> a madurar </text:span><text:span text:style-name="T13">a fines</text:span><text:span text:style-name="T6"> de la década de </text:span><text:span text:style-name="T13">1980</text:span><text:span text:style-name="T6">, </text:span><text:span text:style-name="T13">con</text:span><text:span text:style-name="T6"> </text:span><text:span text:style-name="T13">OSI CMISE / CMIP</text:span><text:span text:style-name="T6"> (el Elemento de Servicios de Información de Gestión Común / Protocolo de Información de Gestión Común) [Piscatello 1993; Atascos 1993; Glitho 1998] </text:span><text:span text:style-name="T13">e Internet SNMP</text:span><text:span text:style-name="T6"> (Protocolo simple de administración de red) [RFC 3410; Stallings 1999; Rose 1996] emergiendo como los dos estándares más importantes [Subramanian 2000]. Ambos están diseñados para ser independientes de productos o redes específicos del proveedor. Debido a que </text:span><text:span text:style-name="T13">SNMP se diseñó e implementó rápidamente</text:span><text:span text:style-name="T6"> en un momento en que la necesidad de administración de la red se estaba volviendo dolorosamente clara, SNMP encontró un uso y aceptación generalizados. En la actualidad, </text:span><text:span text:style-name="T13">SNMP se ha convertido en el marco de administración de redes más utilizado e implementado</text:span><text:span text:style-name="T6">. Cubriremos SNMP en detalle en la siguiente sección</text:span></text:p>
      <text:p text:style-name="P11"/>
      <text:p text:style-name="P6">CENTRO DE OPERACIONES DE LA RED DE COMCAST</text:p>
      <text:p text:style-name="P18"><text:span text:style-name="T13">La red IP </text:span><text:span text:style-name="T11">de clase mundial basada </text:span><text:span text:style-name="T13">en</text:span><text:span text:style-name="T11"> </text:span><text:span text:style-name="T13">fibra</text:span><text:span text:style-name="T11"> </text:span><text:span text:style-name="T13">de Comcast ofrece productos y servicios convergentes </text:span><text:span text:style-name="T11">a 49 millones de clientes combinados de video, datos y voz. La red de Comcast incluye más de 618,000 millas de ruta de planta, 138,000 millas de ruta de fibra, 30,000 millas de red troncal, 122,000 nodos ópticos y almacenamiento masivo para la red de entrega de contenido de Comcast, que ofrece un producto de video a pedido de más de 134 Terabytes. Cada uno de los centros de operaciones de la empresa supervisa cada parte de la red de Comcast, hasta los hogares o negocios de los clientes.</text:span></text:p>
      <text:p text:style-name="P18"><text:soft-page-break/><text:span text:style-name="T6">Comcast opera dos Centros Nacionales de Operaciones de Red que administran la red troncal nacional, redes de área regional, aplicaciones nacionales y plataformas específicas que soportan infraestructura de voz, datos y video para clientes residenciales, comerciales y mayoristas. Además, </text:span><text:span text:style-name="T13">Comcast</text:span><text:span text:style-name="T6"> </text:span><text:span text:style-name="T13">tiene tres centros de operaciones divisionales que administran la infraestructura local que soporta a todos sus clientes.</text:span><text:span text:style-name="T6"> Tanto el Centro de Operaciones Nacional como el Centro de Operaciones Divisional son responsables de monitorear de manera proactiva todos los aspectos de su red y el rendimiento del producto en una base de 7 x 24 x 365, utilizando procesos y sistemas comunes. Por ejemplo, varios eventos de red a nivel nacional y local tienen niveles de gravedad, procesos de recuperación y objetivos de tiempo promedio a restaurar previstos que se encuentran en común. Los centros nacionales y divisionales pueden respaldarse entre sí, si un problema local afecta la operación de un sitio. Además, los centros de operaciones nacionales y divisionales tienen una extensa red privada virtual que permite a los ingenieros acceder de forma segura a la red para realizar actividades de gestión de red proactivas o reactivas de forma remota.</text:span></text:p>
      <text:p text:style-name="P11"/>
      <text:p text:style-name="P19"><text:span text:style-name="T6">El enfoque de </text:span><text:span text:style-name="T13">Comcast</text:span><text:span text:style-name="T6"> </text:span><text:span text:style-name="T13">para la gestión de la red abarca cinco áreas</text:span><text:span text:style-name="T6"> clave:</text:span><text:span text:style-name="T10"> gestión del rendimiento, gestión de fallos, gestión de la configuración, gestión de la contabilidad y gestión de la seguridad.</text:span><text:span text:style-name="T6"> </text:span><text:span text:style-name="T16">La gestión del rendimiento se centra en la comprensión.</text:span><text:span text:style-name="T6"> el rendimiento de la red / los sistemas y las aplicaciones (denominados en conjunto como el ecosistema) con respecto a las medidas predefinidas específicas para la hora del día, el día de la semana o los eventos especiales (por ejemplo, tormentas o eventos de pago, como un boxeo) partido). Estas medidas de rendimiento predefinidas existen a lo largo de la ruta del servicio, desde la residencia o el negocio del cliente a través de toda la red, así como los puntos de interfaz a los socios y pares. Además, las transacciones sintéticas se ejecutan para garantizar la salud del ecosistema de manera continua. </text:span><text:span text:style-name="T16">La gestión de fallos se define como la capacidad de detectar, registrar y comprender anomalías </text:span><text:span text:style-name="T6">que pueden afectar a los clientes. </text:span><text:span text:style-name="T13">Comcast</text:span><text:span text:style-name="T6"> </text:span><text:span text:style-name="T13">utiliza</text:span><text:span text:style-name="T6"> </text:span><text:span text:style-name="T13">motores de correlación para determinar</text:span><text:span text:style-name="T6"> correctamente </text:span><text:span text:style-name="T13">la gravedad de un evento</text:span><text:span text:style-name="T6"> y actuar de manera adecuada, eliminando o solucionando problemas potenciales antes de que afecten a los clientes. </text:span><text:span text:style-name="T16">gestión de la configuración se asegura de que las versiones apropiadas de hardware y software estén en su lugar </text:span><text:span text:style-name="T6">en todos los elementos del ecosistema. Mantener estos elementos en sus niveles máximos "dorados" les ayuda a evitar consecuencias no deseadas. </text:span><text:span text:style-name="T16">La gestión </text:span><text:span text:style-name="T18">de </text:span><text:span text:style-name="T16">la contabilidad garantiza</text:span><text:span text:style-name="T6"> que los centros de operaciones comprendan claramente </text:span><text:span text:style-name="T16">el aprovisionamiento y la utilización del ecosistema.</text:span><text:span text:style-name="T6"> Esto es especialmente importante para garantizar que en todo momento los </text:span><text:soft-page-break/><text:span text:style-name="T6">centros de operaciones tengan la capacidad de desviar el tráfico de manera efectiva. </text:span><text:span text:style-name="T16">La gestión de seguridad garantiza que existan los controles adecuados para garantizar que el ecosistema esté protegido</text:span><text:span text:style-name="T6"> de manera efectiva </text:span><text:span text:style-name="T16">contra el acceso inapropiado</text:span></text:p>
      <text:p text:style-name="P12">Los Centros de Operaciones de Red y el ecosistema que soportan no son estáticos. El personal de Ingeniería y Operaciones está reevaluando constantemente las medidas y herramientas de desempeño predefinidas para garantizar que se cumplan las expectativas de excelencia operativa de los clientes.</text:p>
      <text:p text:style-name="P7">9.3 El marco de gestión estándar de Internet</text:p>
      <text:p text:style-name="P19"><text:span text:style-name="T10">Contrariamente a lo que podría sugerir el nombre SNMP (Protocolo simple de administración de redes), la administración de redes en Internet es mucho más que un simple protocolo para transferir datos de administración entre una entidad de administración y sus agentes, y se ha convertido en mucho más compleja que la palabra "Simple" podría sugerir. </text:span><text:span text:style-name="T16">El marco de administración estándar de Internet actual se remonta al protocolo de monitoreo de pasarela simple, SGMP</text:span><text:span text:style-name="T10"> [RFC 1028]. SGMP fue </text:span><text:span text:style-name="T13">diseñado por un grupo de investigadores, usuarios y gerentes de redes universitarias</text:span><text:span text:style-name="T10">, </text:span><text:span text:style-name="T13">cuya experiencia con SGMP les permitió diseñar, implementar y desplegar SNMP</text:span><text:span text:style-name="T10"> en solo unos pocos meses [Lynch 1993], muy lejos de la estandarización actual bastante extendida. proceso.</text:span><text:span text:style-name="T13"> Desde entonces, SNMP ha evolucionado de SNMPv1 a SNMPv2 a la versión más reciente, SNMPv3</text:span><text:span text:style-name="T10"> [RFC 3410], lanzada en abril de </text:span><text:span text:style-name="T13">1999</text:span><text:span text:style-name="T10"> y actualizada en diciembre de 2002.</text:span></text:p>
      <text:p text:style-name="P12">Al describir cualquier marco para la gestión de la red, inevitablemente deben abordarse ciertas cuestiones:</text:p>
      <text:p text:style-name="P12">• ¿Qué (desde un punto de vista semántico) está siendo monitoreado? ¿Y qué forma de control puede ejercer el administrador de la red? • ¿Cuál es la forma específica de la información que se informará y / o intercambiará? • ¿Cuál es el protocolo de comunicación para intercambiar esta información?</text:p>
      <text:p text:style-name="P12"/>
      <text:p text:style-name="P19"><text:span text:style-name="T6">Recordemos nuestra analogía organizativa humana de la sección anterior. El jefe y los gerentes de sucursal deberán acordar las medidas de actividad, productividad y presupuesto utilizados para informar el estado de la sucursal. Del mismo modo, deberán acordar las acciones que el jefe puede tomar (por ejemplo, recortar el presupuesto, ordenar al gerente de la sucursal que cambie algunos aspectos de la operación de la oficina o despedir al personal y cerrar la sucursal). A un nivel de detalle más bajo, deberán acordar la forma en que se informan estos datos. Por ejemplo, ¿en qué moneda (dólares, euros) se informará el presupuesto? ¿En qué unidades se medirá la productividad? Si bien estos pueden parecer detalles triviales, deben ser acordados, sin embargo. Finalmente, se debe especificar la manera en que se transmite la información entre la </text:span><text:soft-page-break/><text:span text:style-name="T6">oficina principal y las sucursales (es decir, su protocolo de comunicación).</text:span></text:p>
      <text:p text:style-name="P12">El Marco de Gestión Estándar de Internet aborda las preguntas planteadas anteriormente. El marco consta de cuatro partes:</text:p>
      <text:list xml:id="list1196547308012413766" text:style-name="L3">
        <text:list-item>
          <text:p text:style-name="P40"><text:span text:style-name="T6">Definiciones de </text:span><text:span text:style-name="T13">objetos de gestión de red</text:span><text:span text:style-name="T6">, conocidos como </text:span><text:span text:style-name="T13">objetos MIB</text:span><text:span text:style-name="T6">. En el Marco de administración estándar de Internet, </text:span><text:span text:style-name="T13">la información de administración se representa como una colección de objetos administrados</text:span><text:span text:style-name="T6"> que forman un almacén de información virtual, conocido como Base de información de administración (MIB). </text:span><text:span text:style-name="T13">Un objeto MIB puede ser un contador</text:span><text:span text:style-name="T6">, como el número de datagramas IP descartados en un enrutador debido a errores en el encabezado de un datagrama IP, o el número de errores de detección de portadora en una tarjeta de interfaz Ethernet; </text:span><text:span text:style-name="T13">información descriptiva, como la versión del software</text:span><text:span text:style-name="T6"> que se ejecuta en un servidor DNS; </text:span><text:span text:style-name="T13">información de estado</text:span><text:span text:style-name="T6"> tal como si un dispositivo en particular está funcionando correctamente;</text:span><text:span text:style-name="T13"> o información específica del protocolo</text:span><text:span text:style-name="T6">, como una ruta de enrutamiento a un destino. </text:span><text:span text:style-name="T16">Los objetos MIB definen así la información de gestión mantenida por un dispositivo gestionado</text:span><text:span text:style-name="T6">.</text:span><text:span text:style-name="T13"> Los objetos MIB relacionados se agrupan en módulos MIB</text:span><text:span text:style-name="T6">. En nuestra analogía organizativa humana, la MIB define la información transmitida entre la sucursal y la oficina principal</text:span></text:p>
        </text:list-item>
        <text:list-item>
          <text:p text:style-name="P40"><text:span text:style-name="T13">Un lenguaje de definición de datos</text:span><text:span text:style-name="T6">, conocido como </text:span><text:span text:style-name="T13">SMI</text:span><text:span text:style-name="T6"> (Estructura de información de gestión). </text:span><text:span text:style-name="T13">SMI define los tipos de datos, un modelo de objeto y las reglas para escribir y revisar la información de administración</text:span><text:span text:style-name="T6">. Los objetos MIB se especifican en este lenguaje de definición de datos. En nuestra analogía organizativa humana, el SMI se utiliza para definir los detalles del formato de la información que se intercambiará.</text:span></text:p>
        </text:list-item>
        <text:list-item>
          <text:p text:style-name="P40"><text:span text:style-name="T6">Un </text:span><text:span text:style-name="T13">protocolo, SNMP</text:span><text:span text:style-name="T6">. SNMP se </text:span><text:span text:style-name="T3">utiliza para transmitir información y comandos entre una entidad administradora y un agente</text:span><text:span text:style-name="T6"> que se ejecuta en nombre de esa entidad dentro de un dispositivo de red administrado.</text:span></text:p>
        </text:list-item>
        <text:list-item>
          <text:p text:style-name="P40"><text:span text:style-name="T13">Capacidades de seguridad y administración</text:span><text:span text:style-name="T6">. La adición de estas capacidades </text:span><text:span text:style-name="T3">representa la mejora principal en SNMPv3 sobre SNMPv2.</text:span></text:p>
        </text:list-item>
      </text:list>
      <text:p text:style-name="P19"><text:span text:style-name="T6">La arquitectura de administración de la red de Internet es, por lo tanto, de diseño modular, con un lenguaje de definición de datos independiente del protocolo y MIB, y un protocolo independiente de la MIB. De manera interesante, esta arquitectura modular se implementó por primera vez para facilitar la transición de una administración de red basada en SNMP a un marco de administración de red desarrollado por ISO, la arquitectura de administración de red de la competencia cuando SNMP se concibió por primera vez, una transición que nunca ocurrió. Sin embargo, con el tiempo, la modularidad del diseño de </text:span><text:soft-page-break/><text:span text:style-name="T6">SNMP le ha permitido evolucionar a través de tres revisiones principales, y cada una de las cuatro partes principales de SNMP discutidas anteriormente evolucionó de manera independiente. Claramente, se tomó la decisión correcta sobre la modularidad, ¡aunque fuera por la razón incorrecta!</text:span></text:p>
      <text:p text:style-name="P12">En las siguientes subsecciones, cubrimos los cuatro componentes principales del Marco de administración estándar de Internet con más detalle.</text:p>
      <text:p text:style-name="P7">9.3.1 Estructura de la información de gestión: SMI</text:p>
      <text:p text:style-name="P19"><text:span text:style-name="T11">La Estructura de la Información de Administración, </text:span><text:span text:style-name="T13">SMI</text:span><text:span text:style-name="T11"> (un componente bastante extraño del marco de administración de la red cuyo nombre no da ninguna pista de su funcionalidad), </text:span><text:span text:style-name="T13">es el lenguaje utilizado para definir la información de administración que reside en una entidad de red administrada.</text:span><text:span text:style-name="T11"> Dicho lenguaje de definición es necesario para garantizar que la sintaxis y la semántica de los datos de administración de la red estén bien definidas y sean inequívocas. </text:span><text:span text:style-name="T5">Tenga en cuenta que el SMI no define una instancia específica de los datos en una entidad de red administrada, sino el idioma en el que se especifica dicha información.</text:span><text:span text:style-name="T11"> Los documentos que describen el SMI para SNMPv3 (que, de manera bastante confusa, se llama SMIv2) son [RFC 2578; RFC 2579; RFC 2580]. Examinemos el SMI de manera ascendente, comenzando con los tipos de datos base en el SMI. Luego veremos cómo se describen los objetos administrados en SMI, y luego cómo los objetos administrados relacionados se agrupan en módulos.</text:span></text:p>
      <text:p text:style-name="P35">Tipos de datos de base SMI</text:p>
      <text:p text:style-name="P28">RFC 2578 especifica los tipos de datos básicos en el lenguaje de definición del módulo SMI MIB. Aunque el SMI se basa en el lenguaje de definición de objeto ASN.1 (Notación de sintaxis abstracta uno) [ISO X.680 2002] (consulte la Sección 9.4), se han agregado suficientes tipos de datos específicos de SMI para que SMI se considere una definición de datos. El lenguaje por derecho propio. Los 11 tipos de datos básicos definidos en RFC 2578 se muestran en la Tabla 9.1. Además de estos objetos escalares, también es posible imponer una estructura tabular en una colección ordenada de objetos MIB utilizando la construcción SEQUENCE OF; ver RFC 2578 para más detalles. La mayoría de los tipos de datos en la Tabla 9.1 serán familiares (o se explicarán por sí mismos) a la mayoría de los lectores. El tipo de datos del que hablaremos más detalladamente en breve es el tipo de datos IDENTIFICADOR DE OBJETO, que se utiliza para nombrar un objeto.</text:p>
      <text:p text:style-name="P36">Construcciones de nivel superior SMI</text:p>
      <text:p text:style-name="P28">Además de los tipos de datos básicos, el lenguaje de definición de datos SMI también proporciona construcciones de lenguaje de nivel superior.</text:p>
      <text:p text:style-name="P28"><text:soft-page-break/>La construcción OBJECT-TYPE se usa para especificar el tipo de datos, el estado y la semántica de un objeto administrado. En conjunto, estos objetos administrados contienen los datos de administración que se encuentran en el corazón de la administración de la red. Hay más de 10,000 objetos definidos en varias RFC de Internet [RFC 3410]. La construcción OBJECT-TYPE tiene cuatro cláusulas. La cláusula SYNTAX de una definición de OBJECT-TYPE especifica el tipo de datos básico asociado con el objeto. La cláusula MAX-ACCESS especifica si el objeto administrado se puede leer, escribir, crear o incluir su valor en una notificación. La cláusula STATUS indica si la definición del objeto es actual y válida, obsoleta (en cuyo caso no debería implementarse, ya que su definición se incluye solo con fines históricos), o obsoleta (obsoleta, pero implementable para la interoperabilidad con implementaciones anteriores). La cláusula DESCRIPTION contiene una definición textual del objeto legible para el ser humano; esto "documenta" el propósito del objeto gestionado y debe proporcionar toda la información semántica necesaria para implementar el objeto gestionado.</text:p>
      <text:p text:style-name="P29">Como ejemplo de la construcción OBJECT-TYPE, considere la definición de tipo de objeto ipSystemStatsInDelivers de [RFC 4293]. Este objeto define un contador de 32 bits que realiza un seguimiento del número de datagramas IP que se recibieron en el dispositivo administrado y se entregaron con éxito a un protocolo de capa superior.</text:p>
      <text:p text:style-name="P29">La última línea de esta definición tiene que ver con el nombre de este objeto, un tema que consideraremos en la siguiente subsección.</text:p>
      <text:p text:style-name="P20"><text:span text:style-name="T6">El constructo NOTIFICATION-TYPE se usa para especificar información relacionada con los mensajes SNMPv2-Trap e InformationRequest generados por un agente o una entidad administradora; ver la Sección 9.3.3. Esta información incluye una DESCRIPCIÓN textual de cuándo deben enviarse tales mensajes, así como una lista de valores que se incluirán en el mensaje generado; vea [RFC 2578] para más detalles. La construcción MODULE-CUMPLIMIENTO define el conjunto de objetos administrados dentro de un módulo que un agente debe implementar. La construcción AGENTE-CAPACIDADES especifica las capacidades de los agentes con respecto a las definiciones de notificación de eventos y objetos.</text:span><text:span text:style-name="T11"><text:line-break/></text:span><text:span text:style-name="T13">9.3.2 Management Information Base: MIB</text:span></text:p>
      <text:p text:style-name="P30">Como se señaló anteriormente, la Base de información de administración, MIB, se puede considerar como un almacén de información virtual, que contiene objetos gestionados cuyos valores reflejan colectivamente el "estado" actual de la red. Estos valores pueden ser consultados y / o establecidos por una entidad administradora enviando mensajes SNMP al agente que se está ejecutando en un dispositivo administrado en nombre de la entidad administradora. </text:p>
      <text:p text:style-name="P30"><text:soft-page-break/>Los objetos administrados se especifican utilizando la construcción SMI OBJECT-TYPE que se analizó anteriormente y se reúnen en módulos MIB utilizando la construcción MODULE-IDENTITY.</text:p>
      <text:p text:style-name="P20"><text:span text:style-name="T6">El IETF ha estado ocupado estandarizando los módulos MIB asociados con enrutadores, hosts y otros equipos de red. Esto incluye datos de identificación básicos sobre una pieza particular de hardware e información de administración sobre las interfaces y protocolos de red del dispositivo. A partir de 2006 había más de 200 módulos MIB basados ​​en estándares y un número aún mayor de módulos MIB (privados) específicos del proveedor. Con todos estos estándares, el IETF necesitaba una forma de identificar y nombrar los módulos estandarizados, así como los objetos gestionados específicos dentro de un módulo. En lugar de empezar de cero, el IETF adoptó un marco estandarizado de identificación de objetos (nomenclatura) que ya había sido establecido por la Organización Internacional de Normalización (ISO). Como es el caso de muchos organismos de estándares, la ISO tenía "grandes planes" para su marco de identificación de objetos estandarizado: para identificar todos los objetos estandarizados posibles (por ejemplo, formato de datos, protocolo o información) en cualquier red, independientemente de la red. organización de estándares de red (por ejemplo, Internet IETF, ISO, IEEE o ANSI), fabricante de equipos o propietario de la red. Un objetivo elevado por cierto! </text:span><text:span text:style-name="T3">El marco de identificación de objetos</text:span><text:span text:style-name="T6"> adoptado por ISO es parte del lenguaje de definición de objetos </text:span><text:span text:style-name="T3">ASN.1</text:span><text:span text:style-name="T6"> (Notación de sintaxis abstracta uno) [ISO X.680 2002] que analizaremos en la Sección 9.4. Los módulos MIB estandarizados tienen su propio rincón acogedor en este marco de nomenclatura que abarca todo, como se explica a continuación.</text:span></text:p>
      <text:p text:style-name="P20"><text:span text:style-name="T6">Como se muestra en la Figura 9.3, los objetos se nombran en el marco de nomenclatura ISO de una manera jerárquica. Tenga en cuenta que </text:span><text:span text:style-name="T13">cada punto de bifurcación en el árbol tiene un nombre y un número</text:span><text:span text:style-name="T6"> (que se muestran entre paréntesis); por lo tanto, </text:span><text:span text:style-name="T13">cualquier punto en el árbol es identificable por la secuencia de nombres o números que especifican la ruta desde la raíz hasta ese punto en el árbol de identificadores</text:span><text:span text:style-name="T6">. Se puede encontrar una utilidad basada en web divertida, pero incompleta y no oficial para recorrer parte del árbol de identificadores de objetos (utilizando información de sucursales aportada por voluntarios) en [OID Repository 2012].</text:span></text:p>
      <text:p text:style-name="P20"><text:span text:style-name="T6">En la </text:span><text:span text:style-name="T13">parte superior de la jerarquía</text:span><text:span text:style-name="T6"> se encuentran la </text:span><text:span text:style-name="T13">ISO y </text:span><text:span text:style-name="T6">el Sector de Normalización de las Telecomunicaciones de la Unión Internacional de Telecomunicaciones (</text:span><text:span text:style-name="T13">UIT-T</text:span><text:span text:style-name="T6">), </text:span><text:span text:style-name="T13">las dos principales organizaciones de normalización relacionadas con la ASN.1</text:span><text:span text:style-name="T6">, así como una rama para los esfuerzos conjuntos de estas dos organizaciones. </text:span><text:span text:style-name="T13">Bajo la rama ISO del árbol</text:span><text:span text:style-name="T6">, </text:span><text:span text:style-name="T13">encontramos entradas para todas las normas ISO</text:span><text:span text:style-name="T6"> </text:span><text:span text:style-name="T13">(1.0) y para normas </text:span><text:soft-page-break/><text:span text:style-name="T13">emitidas</text:span><text:span text:style-name="T6"> por organismos de normas </text:span><text:span text:style-name="T13">de varios países miembros de ISO (1.2)</text:span><text:span text:style-name="T6">. Aunque no se muestra en la Figura 9.3, bajo (cuerpo de miembro de ISO, a.k.a. 1.2) encontraríamos los EE. UU. (1.2.840), bajo los cuales encontraríamos una serie de estándares IEEE, ANSI y específicos de la empresa. Estos incluyen RSA (1.2.840.11359) y Microsoft (1.2.840.113556), bajo los cuales encontramos los formatos de archivo de Microsoft (1.2.840.113556.4) para varios productos de Microsoft, como Palabra (1.2.840.113556.4.2). Pero aquí estamos interesados ​​en las redes (no en los archivos de Microsoft Word), así que vamos a centrar nuestra atención en la rama con la etiqueta 1.3, las normas emitidas por organismos reconocidos por la ISO. Estos incluyen el Departamento de Defensa de los EE. UU. (6) (bajo el cual encontraremos los estándares de Internet), la Open Software Foundation (22), la asociación de aerolíneas SITA (69), los organismos interesados ​​por la OTAN (57) y muchos otros organizaciones.</text:span></text:p>
      <text:p text:style-name="P29">Bajo la rama de Internet del árbol (1.3.6.1), hay siete categorías. Bajo la rama privada (1.3.6.1.4), encontramos una lista [IANA 2009b] de los nombres y códigos de empresas privadas de miles de empresas privadas que se han registrado en la Autoridad de Números Asignados de Internet (IANA) [IANA 2009a]. Bajo la administración (1.3.6.1.2) y las ramas MIB-2 (1.3.6.1.2.1) del árbol de identificador de objeto, encontramos las definiciones de los módulos MIB estandarizados. ¡Menos mal, es un largo viaje hasta nuestro rincón del espacio de nombres ISO!</text:p>
      <text:p text:style-name="P37">Standardized MIB Modules</text:p>
      <text:p text:style-name="P20"><text:span text:style-name="T11">El nivel más bajo del árbol en la Figura 9.3 muestra algunos de los importantes </text:span><text:span text:style-name="T13">módulos MIB orientados al hardware (sistema e interfaz),</text:span><text:span text:style-name="T11"> así como los módulos asociados con algunos de los protocolos de Internet más importantes. [RFC 5000] enumera todos los módulos MIB estandarizados a partir de 2008. Si bien los RFC relacionados con MIB son una lectura bastante tediosa y seca, es instructivo (es decir, como comer verduras, es "bueno para usted") considerar una Algunas definiciones de módulos MIB para obtener una idea del tipo de información en un módulo.</text:span></text:p>
      <text:p text:style-name="P20"><text:span text:style-name="T6">Los objetos gestionados incluidos en el sistema contienen información general sobre el dispositivo que se está administrando; Todos los dispositivos gestionados deben admitir los objetos MIB del sistema. </text:span><text:span text:style-name="T13">La Tabla 9.2 define los </text:span><text:span text:style-name="T16">objetos en el grupo del sistema,</text:span><text:span text:style-name="T13"> como se define en [RFC 1213]. La Tabla 9.3 define </text:span><text:span text:style-name="T16">los objetos administrados en el módulo MIB para el protocolo UDP</text:span><text:span text:style-name="T13"> en una entidad administrada.</text:span></text:p>
      <text:p text:style-name="P37"/>
      <text:p text:style-name="P37">9.3.3 Operaciones de protocolo SNMP y asignaciones de transporte</text:p>
      <text:p text:style-name="P20"><text:span text:style-name="T13">El Protocolo de administración de red simple versión 2 </text:span><text:span text:style-name="T11">(</text:span><text:span text:style-name="T13">SNMPv2</text:span><text:span text:style-name="T11">) [RFC 3416] </text:span><text:span text:style-name="T13">se utiliza para transmitir información MIB </text:span><text:soft-page-break/><text:span text:style-name="T13">entre entidades gestoras y agentes</text:span><text:span text:style-name="T11"> </text:span><text:span text:style-name="T5">que se ejecutan en nombre de entidades administradoras.</text:span><text:span text:style-name="T11"> El</text:span><text:span text:style-name="T13"> uso más común de SNMP es en un modo de solicitud-respuesta</text:span><text:span text:style-name="T11"> en el que una entidad administradora de SNMPv2 envía una solicitud a un agente de SNMPv2, quien </text:span><text:span text:style-name="T13">recibe la solicitud, realiza alguna acción y envía una respuesta a la solicitud.</text:span><text:span text:style-name="T11"> Normalmente, se utilizará una solicitud para consultar (recuperar) o modificar (configurar) los valores de objeto MIB asociados con un dispositivo administrado. Un segundo uso común de SNMP es que un agente envíe un mensaje no solicitado, conocido como mensaje de captura, a una entidad administradora. Los mensajes de captura se utilizan para notificar a una entidad administradora de una situación excepcional que ha dado como resultado cambios en los valores de objeto MIB. Ya vimos anteriormente en la Sección 9.1 que el administrador de la red podría querer recibir un mensaje de captura, por ejemplo, cuando una interfaz se desactiva, la congestión alcanza un nivel predefinido en un enlace, o se produce algún otro evento notable. Tenga en cuenta que hay una serie de compensaciones importantes entre sondeo (interacción solicitud-respuesta) y trampa; Ver los problemas de la tarea.</text:span></text:p>
      <text:p text:style-name="P20"><text:span text:style-name="T13">SNMPv2 define siete tipos de mensajes,</text:span><text:span text:style-name="T6"> </text:span><text:span text:style-name="T13">conocidos</text:span><text:span text:style-name="T6"> genéricamente </text:span><text:span text:style-name="T13">como unidades de datos de protocolo (PDU),</text:span><text:span text:style-name="T6"> como se muestra en la Tabla 9.4 y se describe a continuación. El formato de la PDU se muestra en la Figura 9.4.</text:span></text:p>
      <text:list xml:id="list136885979293058514" text:style-name="L4">
        <text:list-item>
          <text:p text:style-name="P41"><text:span text:style-name="T6">Las PDU </text:span><text:span text:style-name="T3">GetRequest</text:span><text:span text:style-name="T6">, </text:span><text:span text:style-name="T3">GetNextRequest</text:span><text:span text:style-name="T6"> y </text:span><text:span text:style-name="T3">GetBulkRequest</text:span><text:span text:style-name="T6"> </text:span><text:span text:style-name="T13">se envían desde una entidad administradora a un agente para solicitar el valor de uno o más objetos MIB en el dispositivo administrado del agente</text:span><text:span text:style-name="T6">. Los identificadores de objeto de los objetos MIB cuyos valores se solicitan se especifican en la parte de enlace variable de la PDU. </text:span><text:span text:style-name="T13">GetRequest, GetNextRequest y GetBulkRequest difieren en la granularidad de sus solicitudes de datos.</text:span><text:span text:style-name="T6"> GetRequest puede solicitar un conjunto arbitrario de valores MIB; se pueden usar múltiples GetNextRequests para secuenciar a través de una lista o tabla de objetos MIB; GetBulkRequest permite que se devuelva un gran bloque de datos, evitando los gastos generales incurridos si se envían múltiples mensajes GetRequest o GetNextRequest. En los tres casos, el agente responde con una PDU de respuesta que contiene los identificadores de objeto y sus valores asociados.</text:span></text:p>
        </text:list-item>
        <text:list-item>
          <text:p text:style-name="P31">La PDU SetRequest es utilizada por una entidad administradora para establecer el valor de uno o más objetos MIB en un dispositivo administrado. Un agente responde con una PDU de respuesta con el estado de error "noError" para confirmar que el valor se ha establecido.</text:p>
        </text:list-item>
        <text:list-item>
          <text:p text:style-name="P42"><text:soft-page-break/><text:span text:style-name="T13">La PDU InformRequest es utilizada por una entidad administradora para notificar a otra entidad administradora la información de MIB</text:span><text:span text:style-name="T6"> </text:span><text:span text:style-name="T13">que está alejada de la entidad receptora.</text:span><text:span text:style-name="T6"> La entidad receptora responde con una PDU de respuesta con el estado de error "noError" para acusar recibo de la PDU InformRequest.</text:span></text:p>
        </text:list-item>
        <text:list-item>
          <text:p text:style-name="P42"><text:span text:style-name="T13">El último tipo de PDU SNMPv2 es el mensaje de captura.</text:span><text:span text:style-name="T6"> Los mensajes de captura se generan de forma asíncrona; es decir, no se generan en respuesta a una solicitud recibida, sino en respuesta a un evento para el cual la entidad administradora requiere notificación. RFC 3418 define tipos de captura bien conocidos que incluyen un inicio en frío o en caliente por parte de un dispositivo, un enlace que sube o baja, la pérdida de un vecino o un evento de falla de autenticación. Una solicitud de captura recibida no tiene una respuesta requerida de una entidad administradora</text:span></text:p>
        </text:list-item>
      </text:list>
      <text:p text:style-name="P21"><text:span text:style-name="T6">Dada la naturaleza de solicitud-respuesta de SNMPv2, vale la pena señalar que aunque las PDU de SNMP se pueden transportar a través de muchos protocolos de transporte diferentes, </text:span><text:span text:style-name="T13">la PDU de SNMP </text:span><text:span text:style-name="T6">generalmente </text:span><text:span text:style-name="T13">se transporta en la carga útil de un datagrama UDP</text:span><text:span text:style-name="T6">. De hecho, RFC 3417 establece que </text:span><text:span text:style-name="T13">UDP es "el mapeo de transporte preferido"</text:span><text:span text:style-name="T6">. Dado que </text:span><text:span text:style-name="T3">UDP es un protocolo de transporte no confiable</text:span><text:span text:style-name="T6">, </text:span><text:span text:style-name="T13">no hay garantía de que una solicitud o su respuesta se reciba en el destino deseado</text:span><text:span text:style-name="T6">. El campo de ID de solicitud de la PDU es utilizado por la entidad administradora para numerar sus solicitudes a un agente; la respuesta de un agente toma su ID de solicitud de la solicitud recibida. Por lo tanto, el campo de ID de solicitud puede ser utilizado por la entidad administradora para detectar solicitudes o respuestas perdidas. Depende de la entidad de gestión decidir si retransmitir una solicitud si no se recibe una respuesta correspondiente después de un período de tiempo determinado. En particular, la norma SNMP no exige ningún procedimiento particular para la retransmisión, o incluso si la retransmisión debe realizarse en primer lugar. Solo requiere que la entidad administradora "tenga que actuar responsablemente con respecto a la frecuencia y la duración de las retransmisiones". Esto, por supuesto, hace que uno se pregunte cómo debe actuar un protocolo "responsable".<text:line-break/></text:span><text:span text:style-name="T13">9.3.4 Seguridad y Administración</text:span></text:p>
      <text:p text:style-name="P21"><text:span text:style-name="T6">Los </text:span><text:span text:style-name="T13">diseñadores</text:span><text:span text:style-name="T6"> </text:span><text:span text:style-name="T13">de SNMPv3</text:span><text:span text:style-name="T6"> </text:span><text:span text:style-name="T13">han dicho que "</text:span><text:span text:style-name="T16">SNMPv3 se puede considerar como SNMPv2 con capacidades adicionales de seguridad y administración</text:span><text:span text:style-name="T13">"</text:span><text:span text:style-name="T6"> [RFC 3410]. Ciertamente, hay cambios en SNMPv3 sobre SNMPv2, pero en ninguna parte esos cambios son más evidentes que en el área de administración y seguridad. El rol central de la seguridad en SNMPv3 fue particularmente importante, ya que </text:span><text:span text:style-name="T13">la falta de seguridad</text:span><text:span text:style-name="T6"> adecuada </text:span><text:soft-page-break/><text:span text:style-name="T13">hizo que SNMP se usara</text:span><text:span text:style-name="T6"> principalmente </text:span><text:span text:style-name="T13">para monitoreo en lugar de control</text:span><text:span text:style-name="T6"> (por ejemplo, </text:span><text:span text:style-name="T13">SetRequest rara vez se usa en SNMPv1</text:span><text:span text:style-name="T6">).</text:span></text:p>
      <text:p text:style-name="P32">A medida que SNMP ha madurado a través de tres versiones, su funcionalidad ha crecido, pero también, por desgracia, tiene el número de documentos de estándares relacionados con SNMP. Esto se evidencia por el hecho de que incluso ahora hay un RFC [RFC 3411] que "describe una arquitectura para describir los marcos de administración de SNMP". Si bien la idea de una "arquitectura" para "describir un marco" puede ser un poco demasiado amplia, el objetivo de RFC 3411 es admirable: introducir un lenguaje común para describir la funcionalidad y las acciones tomadas por un SNMPv3. agente o entidad gestora. La arquitectura de una entidad SNMPv3 es sencilla, y un recorrido por la arquitectura servirá para solidificar nuestra comprensión de SNMP.</text:p>
      <text:p text:style-name="P32"/>
      <text:p text:style-name="P38">9.4 ASN.1</text:p>
      <text:p text:style-name="P33"><text:span text:style-name="T24">En este libro, hemos cubierto una serie de temas interesantes en redes de computadoras. Sin embargo, es posible que esta sección sobre ASN.1 no aparezca en la lista de los diez temas más interesantes. Al igual que las verduras, el conocimiento sobre ASN.1 y el problema más amplio de los servicios de presentación es "bueno para usted". ASN.1 es un estándar originado en ISO que se utiliza en varios protocolos relacionados con Internet, particularmente en el área de la gestión de la red. Por ejemplo, vimos en la Sección 9.3 que las variables MIB en SNMP estaban inextricablemente vinculadas a ASN.1. Entonces, si bien el material en ASN.1 en esta sección puede ser bastante seco, esperamos que el lector confíe en que el material es importante.</text:span></text:p>
      <text:p text:style-name="P43"><text:span text:style-name="T6">Para motivar nuestra discusión aquí, considere el siguiente experimento mental. </text:span><text:span text:style-name="T13">Supongamos</text:span><text:span text:style-name="T6"> </text:span><text:span text:style-name="T13">que uno podría copiar de forma confiable los datos de la memoria de una computadora directamente a la memoria de una computadora remota.</text:span><text:span text:style-name="T6"> Si se pudiera hacer esto, ¿se resolvería el problema de comunicación? La respuesta a la pregunta depende de la definición de "problema de comunicación". Ciertamente, una copia perfecta de memoria a memoria comunicaría exactamente los bits y bytes de uno máquina a otro. Pero, ¿una copia exacta de los bits y bytes significa que cuando el software que se ejecuta en la computadora receptora acceda a estos datos, verá los mismos valores que se almacenaron en la memoria de la computadora emisora? La respuesta a esta pregunta es "¡no necesariamente!" </text:span><text:span text:style-name="T13">El punto crucial del problema</text:span><text:span text:style-name="T6"> es que las diferentes arquitecturas de las computadoras, los diferentes sistemas operativos y los diferentes compiladores tienen diferentes convenciones para almacenar y representar datos. Si los datos se deben comunicar y almacenar entre varias computadoras (como </text:span><text:soft-page-break/><text:span text:style-name="T6">ocurre en cada red de comunicación), este problema de representación de datos debe resolverse claramente</text:span></text:p>
      <text:p text:style-name="P33"><text:span text:style-name="T24">Como ejemplo de este problema, considere el fragmento de código C simple a continuación. </text:span><text:span text:style-name="T21">¿Cómo podría esta estructura ser presentada en la memoria?</text:span></text:p>
      <text:p text:style-name="P45"><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3T13:31:23.761158259</meta:creation-date>
    <meta:editing-duration>PT48M31S</meta:editing-duration>
    <meta:editing-cycles>5</meta:editing-cycles>
    <meta:generator>LibreOffice/5.1.6.2$Linux_X86_64 LibreOffice_project/10m0$Build-2</meta:generator>
    <dc:date>2019-04-09T20:47:57.848201390</dc:date>
    <meta:document-statistic meta:table-count="0" meta:image-count="0" meta:object-count="0" meta:page-count="19" meta:paragraph-count="83" meta:word-count="7763" meta:character-count="49115" meta:non-whitespace-character-count="41432"/>
  </office:meta>
</office:document-meta>
</file>